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1000001A97C08C0A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Helvetica" svg:font-family="Helvetica" style:font-family-generic="swiss"/>
    <style:font-face style:name="Liberation Mono" svg:font-family="'Liberation Mono'" style:font-family-generic="modern" style:font-pitch="fixed"/>
    <style:font-face style:name="HG Mincho Light J" svg:font-family="'HG Mincho Light J', msmincho" style:font-pitch="variable"/>
    <style:font-face style:name="Lucida Sans Unicode" svg:font-family="'Lucida Sans Unicode'"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o_20_predeterminado">
      <style:paragraph-properties fo:text-align="start" style:justify-single-word="false"/>
    </style:style>
    <style:style style:name="P2" style:family="paragraph" style:parent-style-name="Texto_20_predeterminado">
      <style:paragraph-properties fo:text-align="start" style:justify-single-word="false"/>
      <style:text-properties fo:font-size="10pt" style:font-size-asian="10pt" style:font-size-complex="10pt"/>
    </style:style>
    <style:style style:name="P3" style:family="paragraph" style:parent-style-name="Texto_20_predeterminado">
      <style:paragraph-properties fo:text-align="center" style:justify-single-word="false"/>
      <style:text-properties fo:font-size="14pt" style:font-size-asian="14pt" style:font-size-complex="14pt"/>
    </style:style>
    <style:style style:name="P4" style:family="paragraph" style:parent-style-name="Texto_20_predeterminado">
      <style:paragraph-properties fo:text-align="start" style:justify-single-word="false"/>
      <style:text-properties fo:font-size="12pt" style:font-size-asian="12pt" style:font-size-complex="12pt"/>
    </style:style>
    <style:style style:name="P5" style:family="paragraph" style:parent-style-name="Texto_20_predeterminado">
      <style:paragraph-properties fo:text-align="end" style:justify-single-word="false" fo:orphans="0" fo:widows="0" fo:hyphenation-ladder-count="no-limit" style:text-autospace="ideograph-alpha" style:punctuation-wrap="hanging" style:line-break="strict" style:writing-mode="lr-tb"/>
      <style:text-properties fo:font-size="8pt" style:font-size-asian="8pt" style:font-size-complex="8pt" fo:hyphenate="false" fo:hyphenation-remain-char-count="2" fo:hyphenation-push-char-count="2"/>
    </style:style>
    <style:style style:name="P6"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fo:font-weight="bold" style:font-name-asian="Helvetica" style:font-size-asian="10pt" style:font-weight-asian="bold" style:font-name-complex="Helvetica" style:font-size-complex="10pt" style:font-weight-complex="bold"/>
    </style:style>
    <style:style style:name="P7" style:family="paragraph" style:parent-style-name="Standard">
      <style:text-properties fo:font-style="normal" style:font-style-asian="normal" style:font-style-complex="normal"/>
    </style:style>
    <style:style style:name="P8" style:family="paragraph" style:parent-style-name="Standard" style:master-page-name="Standard">
      <style:paragraph-properties fo:text-align="start" style:justify-single-word="false" style:page-number="auto"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rial" fo:font-size="10pt" fo:font-weight="bold" style:font-name-asian="Helvetica" style:font-size-asian="10pt" style:font-weight-asian="bold" style:font-name-complex="Helvetica" style:font-size-complex="10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normal" style:font-weight-asian="normal" style:font-weight-complex="normal"/>
    </style:style>
    <style:style style:name="T1" style:family="text">
      <style:text-properties fo:font-size="18pt" style:font-size-asian="18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text-transform="uppercase" style:use-window-font-color="true" style:font-name="Arial" fo:language="es" fo:country="ES" fo:font-style="italic" fo:font-weight="normal" style:font-name-asian="Lucida Sans Unicode" style:language-asian="es" style:country-asian="ES" style:font-style-asian="italic" style:font-weight-asian="normal" style:font-name-complex="Arial" style:language-complex="es" style:country-complex="ES" style:font-style-complex="italic" style:font-weight-complex="normal"/>
    </style:style>
    <style:style style:name="T4" style:family="text">
      <style:text-properties fo:text-transform="uppercase" style:use-window-font-color="true" style:font-name="Arial" fo:language="es" fo:country="ES" style:font-name-asian="Lucida Sans Unicode" style:language-asian="es" style:country-asian="ES" style:font-name-complex="Arial" style:language-complex="es" style:country-complex="ES"/>
    </style:style>
    <style:style style:name="T5" style:family="text">
      <style:text-properties style:use-window-font-color="true" style:font-name="Arial" fo:language="es" fo:country="ES" fo:font-weight="normal" style:font-name-asian="Times New Roman" style:font-weight-asian="normal" style:font-name-complex="Arial" style:language-complex="ar" style:country-complex="SA" style:font-weight-complex="normal"/>
    </style:style>
    <style:style style:name="T6" style:family="text">
      <style:text-properties style:text-underline-style="solid" style:text-underline-width="auto" style:text-underline-color="font-color"/>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fo:padding="0.15cm" fo:border="0.002cm solid #000000" style:shadow="none">
        <style:background-image/>
        <style:columns fo:column-count="1" fo:column-gap="0cm"/>
      </style:graphic-properties>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fo:padding="0.15cm" fo:border="0.002cm solid #000000">
        <style:background-image/>
      </style:graphic-properties>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text:tab/><text:tab/><text:tab/></text:p>
      <text:p text:style-name="Standard">1) <text:span text:style-name="T6">exercicios con sqlldr:</text:span></text:p>
      <text:p text:style-name="Standard">base : orcl</text:p>
      <text:p text:style-name="Standard">usuario : hr/hr</text:p>
      <text:p text:style-name="Standard">script a lanzar: hospitais<text:span text:style-name="T8">.sql</text:span></text:p>
      <text:p text:style-name="Standard"/>
      <text:p text:style-name="Standard">utilizando como ficheiro de datos de partida o ficheiro de texto<text:span text:style-name="T8"> hosp1variable.txt</text:span>, <text:s/>construe un so ficheiro de <text:s/>parametros <text:s text:c="2"/>(podes chamalo <text:span text:style-name="T8">cargax.ctl</text:span>) para:</text:p>
      <text:p text:style-name="Standard">a) engadir os datos dos <text:s/>hospitalizados polo medico <text:s/>'<text:span text:style-name="T8">m2</text:span>' <text:s/>de dito ficheiro <text:s/>á taboa <text:span text:style-name="T7">hosp1_medico2</text:span> .</text:p>
      <text:p text:style-name="Standard">b) engadir os datos dos <text:s/>hospitalizados polo medico '<text:span text:style-name="T8">m5</text:span>' <text:s/>de dito ficheiro <text:s/>á taboa <text:span text:style-name="T7">hosp1_medico5</text:span>.</text:p>
      <text:p text:style-name="Standard"/>
      <text:p text:style-name="Standard">Nota 1 : a columna que conten o código do médico <text:s/>e a cuarta <text:s/>columna do ficheiro <text:s/><text:span text:style-name="T8">hosp1variable.txt</text:span></text:p>
      <text:p text:style-name="Standard"/>
      <text:p text:style-name="Standard">A orde das información contidas <text:s/>neste ficheiro de texto correspondese na sua totalidade ca orde dos campos na taboa <text:span text:style-name="T8">hosp1</text:span>, <text:s/>que e a taboa orixinal dende onde foi exportado.</text:p>
      <text:p text:style-name="P7"/>
      <text:p text:style-name="P7">Resposta : </text:p>
      <text:p text:style-name="P7">contido do ficheiro de parametros <text:span text:style-name="T8">cargax.ctl</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orde de carga do ficheiro de parametros:</text:p>
      <text:p text:style-name="P7"/>
      <text:p text:style-name="P7"/>
      <text:p text:style-name="P7">_____________________________________________________</text:p>
      <text:p text:style-name="P7"/>
      <text:p text:style-name="Standard"/>
      <text:p text:style-name="Standard"><text:soft-page-break/></text:p>
      <text:p text:style-name="Standard"/>
      <text:p text:style-name="Standard"/>
      <text:p text:style-name="Standard"><text:span text:style-name="T8">contido das taboas <text:s/>antes da carga:</text:span> </text:p>
      <text:p text:style-name="Standard"/>
      <text:p text:style-name="Standard">SQL&gt; select * from hosp1_medico2;</text:p>
      <text:p text:style-name="Standard"/>
      <text:p text:style-name="Standard">no rows selected</text:p>
      <text:p text:style-name="Standard"/>
      <text:p text:style-name="Standard">SQL&gt; select * from hosp1_medico5;</text:p>
      <text:p text:style-name="Standard"/>
      <text:p text:style-name="Standard">COD COD <text:s text:c="5"/>NUMAS DATAI</text:p>
      <text:p text:style-name="Standard">--- --- ---------- ----------</text:p>
      <text:p text:style-name="Standard">h1 <text:s/>p7<text:tab/><text:tab/> 1 04.01.2009</text:p>
      <text:p text:style-name="Standard"/>
      <text:p text:style-name="Standard"/>
      <text:p text:style-name="Standard"><text:span text:style-name="T8">Contido das taboas <text:s/>despois da carga</text:span> </text:p>
      <text:p text:style-name="Standard"/>
      <text:p text:style-name="Standard">SQL&gt; select * from hosp1_medico2;</text:p>
      <text:p text:style-name="Standard"/>
      <text:p text:style-name="Standard">COD COD <text:s text:c="5"/>NUMAS DATAF</text:p>
      <text:p text:style-name="Standard">--- --- ---------- ----------</text:p>
      <text:p text:style-name="Standard">h1 <text:s/>p7<text:tab/><text:tab/> 1 01.02.2006</text:p>
      <text:p text:style-name="Standard">h2 <text:s/>p8<text:tab/><text:tab/> 1 01.02.2006</text:p>
      <text:p text:style-name="Standard">h5 <text:s/>p3<text:tab/><text:tab/> 1 01.02.2006</text:p>
      <text:p text:style-name="Standard">h5 <text:s/>p3<text:tab/><text:tab/> 1 15.02.2006</text:p>
      <text:p text:style-name="Standard">h5 <text:s/>p3<text:tab/><text:tab/> 1 10.02.2007</text:p>
      <text:p text:style-name="Standard"/>
      <text:p text:style-name="Standard">SQL&gt; select * from hosp1_medico5;</text:p>
      <text:p text:style-name="Standard"/>
      <text:p text:style-name="Standard">COD COD <text:s text:c="5"/>NUMAS DATAI</text:p>
      <text:p text:style-name="Standard">--- --- ---------- ----------</text:p>
      <text:p text:style-name="Standard">h1 <text:s/>p7<text:tab/><text:tab/> 1 04.01.2009</text:p>
      <text:p text:style-name="Standard">h10 p10 <text:tab/> 1 01.02.2007</text:p>
      <text:p text:style-name="Standard">h10 p5<text:tab/><text:tab/> 1 02.03.2008</text:p>
      <text:p text:style-name="Standard">h4 <text:s/>p10 <text:tab/> 1 01.01.2006</text:p>
      <text:p text:style-name="Standard"/>
      <text:p text:style-name="Standard"/>
      <text:p text:style-name="Standard">2) <text:span text:style-name="T6">exercicios con sqlldr:</text:span></text:p>
      <text:p text:style-name="Standard">base : orcl</text:p>
      <text:p text:style-name="Standard">usuario : hr/hr</text:p>
      <text:p text:style-name="Standard">script a lanzar: <text:span text:style-name="T8">hospitais.sql</text:span></text:p>
      <text:p text:style-name="Standard"><text:span text:style-name="T8"/></text:p>
      <text:p text:style-name="P10">Fai <text:s text:c="2"/>o mesmo que no exercicio anterior pero partindo do ficheiro<text:span text:style-name="T8"> hosp1fixo.txt</text:span> ( carga posic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Helvetica" svg:font-family="Helvetica" style:font-family-generic="swiss"/>
    <style:font-face style:name="Liberation Mono" svg:font-family="'Liberation Mono'" style:font-family-generic="modern" style:font-pitch="fixed"/>
    <style:font-face style:name="HG Mincho Light J" svg:font-family="'HG Mincho Light J', msmincho" style:font-pitch="variable"/>
    <style:font-face style:name="Lucida Sans Unicode" svg:font-family="'Lucida Sans Unicode'"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s" fo:country="ES" style:font-name-asian="Andale Sans UI"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fo:color="#000000" style:font-name="Thorndale1" fo:font-size="12pt" fo:language="es" fo:country="ES" style:font-name-asian="HG Mincho Light J" style:font-size-asian="12pt" style:language-asian="es" style:country-asian="ES" style:font-name-complex="Arial Unicode M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text-properties fo:font-size="10pt" style:font-size-asian="10pt"/>
    </style:style>
    <style:style style:name="Texto_20_predeterminado" style:display-name="Texto predeterminado" style:family="paragraph" style:parent-style-name="Normal">
      <style:paragraph-properties fo:margin-top="0cm" fo:margin-bottom="0cm" style:line-height-at-least="0.176cm"/>
      <style:text-properties fo:font-size="12pt" style:font-size-asian="12pt"/>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o_20_predeterminado">
      <style:paragraph-properties fo:text-align="start" style:justify-single-word="false"/>
    </style:style>
    <style:style style:name="MP2" style:family="paragraph" style:parent-style-name="Texto_20_predeterminado">
      <style:paragraph-properties fo:text-align="start" style:justify-single-word="false"/>
      <style:text-properties fo:font-size="10pt" style:font-size-asian="10pt" style:font-size-complex="10pt"/>
    </style:style>
    <style:style style:name="MP3" style:family="paragraph" style:parent-style-name="Texto_20_predeterminado">
      <style:paragraph-properties fo:text-align="center" style:justify-single-word="false"/>
      <style:text-properties fo:font-size="14pt" style:font-size-asian="14pt" style:font-size-complex="14pt"/>
    </style:style>
    <style:style style:name="MP4" style:family="paragraph" style:parent-style-name="Texto_20_predeterminado">
      <style:paragraph-properties fo:text-align="start" style:justify-single-word="false"/>
      <style:text-properties fo:font-size="12pt" style:font-size-asian="12pt" style:font-size-complex="12pt"/>
    </style:style>
    <style:style style:name="MP5" style:family="paragraph" style:parent-style-name="Texto_20_predeterminado">
      <style:paragraph-properties fo:text-align="end" style:justify-single-word="false" fo:orphans="0" fo:widows="0" fo:hyphenation-ladder-count="no-limit" style:text-autospace="ideograph-alpha" style:punctuation-wrap="hanging" style:line-break="strict" style:writing-mode="lr-tb"/>
      <style:text-properties fo:font-size="8pt" style:font-size-asian="8pt" style:font-size-complex="8pt" fo:hyphenate="false" fo:hyphenation-remain-char-count="2" fo:hyphenation-push-char-count="2"/>
    </style:style>
    <style:style style:name="MT1" style:family="text">
      <style:text-properties fo:font-size="18pt" style:font-size-asian="18pt"/>
    </style:style>
    <style:style style:name="MT2" style:family="text">
      <style:text-properties fo:font-size="14pt" fo:font-style="italic" style:font-size-asian="14pt" style:font-style-asian="italic" style:font-size-complex="14pt" style:font-style-complex="italic"/>
    </style:style>
    <style:style style:name="MT3" style:family="text">
      <style:text-properties fo:text-transform="uppercase" style:use-window-font-color="true" style:font-name="Arial" fo:language="es" fo:country="ES" fo:font-style="italic" fo:font-weight="normal" style:font-name-asian="Lucida Sans Unicode" style:language-asian="es" style:country-asian="ES" style:font-style-asian="italic" style:font-weight-asian="normal" style:font-name-complex="Arial" style:language-complex="es" style:country-complex="ES" style:font-style-complex="italic" style:font-weight-complex="normal"/>
    </style:style>
    <style:style style:name="MT4" style:family="text">
      <style:text-properties style:use-window-font-color="true" style:font-name="Arial" fo:language="es" fo:country="ES" fo:font-weight="normal" style:font-name-asian="Times New Roman" style:font-weight-asian="normal" style:font-name-complex="Arial" style:language-complex="ar" style:country-complex="SA" style:font-weight-complex="normal"/>
    </style:style>
    <style:style style:name="MT5" style:family="text">
      <style:text-properties fo:text-transform="uppercase" style:use-window-font-color="true" style:font-name="Arial" fo:language="es" fo:country="ES" style:font-name-asian="Lucida Sans Unicode" style:language-asian="es" style:country-asian="ES" style:font-name-complex="Arial" style:language-complex="es" style:country-complex="ES"/>
    </style:style>
    <style:style style:name="M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fo:padding="0.15cm" fo:border="0.002cm solid #000000" style:shadow="none">
        <style:background-image/>
        <style:columns fo:column-count="1" fo:column-gap="0cm"/>
      </style:graphic-properties>
    </style:style>
    <style:style style:name="Mfr3"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ffffff" style:background-transparency="0%" fo:padding="0.15cm" fo:border="0.002cm solid #000000">
        <style:background-image/>
      </style:graphic-properties>
    </style:style>
    <style:page-layout style:name="Mpm1">
      <style:page-layout-properties fo:page-width="20.999cm" fo:page-height="29.699cm" style:num-format="1" style:print-orientation="portrait" fo:margin-top="1cm" fo:margin-bottom="2cm" fo:margin-left="1.244cm" fo:margin-right="1.199cm" fo:background-color="#ffffff"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3.821cm" fo:margin-left="0cm" fo:margin-right="0cm" fo:margin-bottom="3.72cm" fo:border-top="none" fo:border-bottom="0.125cm double #808080" fo:border-left="none" fo:border-right="none" style:border-line-width-bottom="0.002cm 0.088cm 0.035cm" fo:padding="0cm" style:shadow="none" style:dynamic-spacing="true"/>
      </style:header-style>
      <style:footer-style>
        <style:header-footer-properties fo:min-height="0.817cm" fo:margin-left="0cm" fo:margin-right="0cm" fo:margin-top="0.718cm" style:dynamic-spacing="true"/>
      </style:footer-style>
    </style:page-layout>
  </office:automatic-styles>
  <office:master-styles>
    <style:master-page style:name="Standard" style:page-layout-name="Mpm1">
      <style:header>
        <text:p text:style-name="MP1"><text:span text:style-name="MT1"><text:tab/></text:span><draw:frame draw:style-name="Mfr1" draw:name="gráficos1" text:anchor-type="char" svg:x="-0.06cm" svg:y="0cm" svg:width="2.099cm" svg:height="2.057cm" draw:z-index="1"><draw:image xlink:href="Pictures/10000000000001B1000001A97C08C0AC.png" xlink:type="simple" xlink:show="embed" xlink:actuate="onLoad"/><draw:contour-polygon svg:width="413px" svg:height="404px" svg:viewBox="0 0 413 404" draw:points="216,404 184,402 154,394 125,382 100,366 77,346 58,324 42,298 29,270 22,239 20,207 22,175 29,145 42,116 58,90 77,68 100,48 125,32 154,20 184,13 216,10 248,13 278,20 306,32 332,48 355,68 375,90 391,116 403,145 410,175 413,207 410,239 403,270 391,298 375,324 355,346 332,366 306,382 278,394 248,402 216,404 289,289 288,289 288,289 288,289 288,289 288,289 288,288 288,288 288,287 288,286 288,286 288,286 288,285 288,284 288,284 288,283 288,283 288,282 288,282 288,282 289,282 289,282 289,282 289,282 289,283 289,283 289,284 289,284 289,285 289,286 289,286 289,286 289,287 289,288 289,288 289,289 289,289 289,289 289,289 289,289 289,289" draw:recreate-on-edit="false"/></draw:frame><text:span text:style-name="MT1"> <text:s text:c="4"/>C.F.P. Daniel Castelao. <text:s text:c="3"/><text:tab/></text:span><text:span text:style-name="MT2">Ciclo.: <text:s text:c="10"/>1</text:span></text:p>
        <text:p text:style-name="MP2"><text:tab/><text:tab/>www.danielcastelao.org<text:tab/><text:tab/></text:p>
        <text:p text:style-name="MP2"><draw:frame draw:style-name="Mfr2" draw:name="Marco2" text:anchor-type="paragraph" svg:x="2.877cm" svg:y="0.161cm" svg:width="5.001cm" svg:height="1cm" draw:z-index="3"><draw:text-box><text:p text:style-name="MP3">Nº Alumna/o:______ </text:p></draw:text-box></draw:frame><draw:frame draw:style-name="Mfr3" draw:name="Marco3" text:anchor-type="paragraph" svg:x="8.121cm" svg:y="0.139cm" svg:width="5.001cm" svg:height="1cm" draw:z-index="5"><draw:text-box><text:p text:style-name="MP3">Data: <text:s text:c="5"/></text:p></draw:text-box></draw:frame><draw:frame draw:style-name="Mfr3" draw:name="Marco1" text:anchor-type="paragraph" svg:x="13.286cm" svg:y="0.118cm" svg:width="4.001cm" svg:height="1cm" draw:z-index="7"><draw:text-box><text:p text:style-name="MP3">Nota: <text:s text:c="8"/></text:p></draw:text-box></draw:frame></text:p>
        <text:p text:style-name="MP2"/>
        <text:p text:style-name="MP2"/>
        <text:p text:style-name="MP4"/>
        <text:p text:style-name="MP4">Modulo: <text:s text:c="4"/>____________ <text:s text:c="3"/>,EXAME: <text:s text:c="16"/>Avaliación <text:s/>3 <text:s/>- <text:s/>práctica</text:p>
      </style:header>
      <style:footer>
        <text:p text:style-name="MP5"><text:span text:style-name="MT3">PO-03-F4</text:span><text:span text:style-name="MT4"> </text:span><text:span text:style-name="MT5"><text:s/>ver.00,19/01/0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12-03-22T19:55:19</meta:creation-date>
    <dc:language>es-ES</dc:language>
    <meta:editing-cycles>53</meta:editing-cycles>
    <meta:editing-duration>PT08H08M25S</meta:editing-duration>
    <dc:date>2019-05-23T12:36:44</dc:date>
    <meta:print-date>2012-03-26T00:21:08</meta:print-date>
    <meta:document-statistic meta:table-count="0" meta:image-count="1" meta:object-count="0" meta:page-count="2" meta:paragraph-count="49" meta:word-count="278" meta:character-count="1861"/>
    <meta:user-defined meta:name="Info 1"/>
    <meta:user-defined meta:name="Info 2"/>
    <meta:user-defined meta:name="Info 3"/>
    <meta:user-defined meta:name="Info 4"/>
  </office:meta>
</office:document-meta>
</file>